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43.71pt"/>
    </style:style>
    <style:style style:name="co3" style:family="table-column">
      <style:table-column-properties fo:break-before="auto" style:column-width="23.84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36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ld_5f_itil_5f_devops">
      <style:table-properties table:display="true" style:writing-mode="lr-tb"/>
    </style:style>
    <style:style style:name="ta2" style:family="table" style:master-page-name="PageStyle_5f_itil_5f_devops_5f_scru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ld_itil_dev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evOps</text:p>
          </table:table-cell>
          <table:table-cell table:style-name="ce1" office:value-type="string" calcext:value-type="string">
            <text:p>ITIL</text:p>
          </table:table-cell>
          <table:table-cell>
            <draw:frame table:end-cell-address="old_itil_devops.I17" table:end-x="32pt" table:end-y="15pt" draw:z-index="0" draw:name="Chart 1" draw:style-name="gr1" draw:text-style-name="P1" svg:width="416.98pt" svg:height="257.98pt" svg:x="15.76pt" svg:y="9.01pt">
              <draw:object draw:notify-on-update-of-ranges="old_itil_devops.A2:old_itil_devops.A121 old_itil_devops.B1:old_itil_devops.B1 old_itil_devops.B2:old_itil_devops.B121 old_itil_devops.C1:old_itil_devops.C1 old_itil_devops.C2:old_itil_devops.C1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 calcext:value-type="date">
            <text:p>2010-03</text:p>
          </table:table-cell>
          <table:table-cell table:style-name="ce1" office:value-type="string" calcext:value-type="string">
            <text:p>&lt;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4-01" calcext:value-type="date">
            <text:p>2010-04</text:p>
          </table:table-cell>
          <table:table-cell table:style-name="ce1" office:value-type="string" calcext:value-type="string">
            <text:p>&lt;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5-01" calcext:value-type="date">
            <text:p>2010-05</text:p>
          </table:table-cell>
          <table:table-cell table:style-name="ce1" office:value-type="string" calcext:value-type="string">
            <text:p>&lt;1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6-01" calcext:value-type="date">
            <text:p>2010-06</text:p>
          </table:table-cell>
          <table:table-cell table:style-name="ce1" office:value-type="string" calcext:value-type="string">
            <text:p>&lt;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7-01" calcext:value-type="date">
            <text:p>2010-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8-01" calcext:value-type="date">
            <text:p>2010-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0-09-01" calcext:value-type="date">
            <text:p>2010-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0-10-01" calcext:value-type="date">
            <text:p>2010-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0-11-01" calcext:value-type="date">
            <text:p>2010-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0-12-01" calcext:value-type="date">
            <text:p>2010-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1-01" calcext:value-type="date">
            <text:p>2011-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2-01" calcext:value-type="date">
            <text:p>2011-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3-01" calcext:value-type="date">
            <text:p>2011-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4-01" calcext:value-type="date">
            <text:p>2011-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5-01" calcext:value-type="date">
            <text:p>2011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6-01" calcext:value-type="date">
            <text:p>2011-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7-01" calcext:value-type="date">
            <text:p>2011-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8-01" calcext:value-type="date">
            <text:p>2011-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1-09-01" calcext:value-type="date">
            <text:p>2011-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10-01" calcext:value-type="date">
            <text:p>2011-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11-01" calcext:value-type="date">
            <text:p>2011-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12-01" calcext:value-type="date">
            <text:p>2011-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1-01" calcext:value-type="date">
            <text:p>2012-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2-01" calcext:value-type="date">
            <text:p>2012-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3-01" calcext:value-type="date">
            <text:p>2012-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4-01" calcext:value-type="date">
            <text:p>2012-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5-01" calcext:value-type="date">
            <text:p>2012-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6-01" calcext:value-type="date">
            <text:p>2012-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7-01" calcext:value-type="date">
            <text:p>2012-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8-01" calcext:value-type="date">
            <text:p>2012-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2-09-01" calcext:value-type="date">
            <text:p>2012-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2-10-01" calcext:value-type="date">
            <text:p>2012-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2-11-01" calcext:value-type="date">
            <text:p>2012-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2-12-01" calcext:value-type="date">
            <text:p>2012-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1-01" calcext:value-type="date">
            <text:p>2013-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2-01" calcext:value-type="date">
            <text:p>2013-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3-01" calcext:value-type="date">
            <text:p>2013-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4-01" calcext:value-type="date">
            <text:p>2013-0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5-01" calcext:value-type="date">
            <text:p>2013-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6-01" calcext:value-type="date">
            <text:p>2013-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7-01" calcext:value-type="date">
            <text:p>2013-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8-01" calcext:value-type="date">
            <text:p>2013-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9-01" calcext:value-type="date">
            <text:p>2013-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3-10-01" calcext:value-type="date">
            <text:p>2013-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3-11-01" calcext:value-type="date">
            <text:p>2013-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3-12-01" calcext:value-type="date">
            <text:p>2013-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1-01" calcext:value-type="date">
            <text:p>2014-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2-01" calcext:value-type="date">
            <text:p>2014-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3-01" calcext:value-type="date">
            <text:p>2014-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4-01" calcext:value-type="date">
            <text:p>2014-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5-01" calcext:value-type="date">
            <text:p>2014-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6-01" calcext:value-type="date">
            <text:p>2014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7-01" calcext:value-type="date">
            <text:p>2014-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8-01" calcext:value-type="date">
            <text:p>2014-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4-09-01" calcext:value-type="date">
            <text:p>2014-0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4-10-01" calcext:value-type="date">
            <text:p>2014-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4-11-01" calcext:value-type="date">
            <text:p>2014-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4-12-01" calcext:value-type="date">
            <text:p>2014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1-01" calcext:value-type="date">
            <text:p>2015-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2-01" calcext:value-type="date">
            <text:p>2015-0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3-01" calcext:value-type="date">
            <text:p>2015-0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4-01" calcext:value-type="date">
            <text:p>2015-0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5-01" calcext:value-type="date">
            <text:p>2015-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6-01" calcext:value-type="date">
            <text:p>2015-0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7-01" calcext:value-type="date">
            <text:p>2015-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8-01" calcext:value-type="date">
            <text:p>2015-0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5-09-01" calcext:value-type="date">
            <text:p>2015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5-10-01" calcext:value-type="date">
            <text:p>2015-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5-11-01" calcext:value-type="date">
            <text:p>2015-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5-12-01" calcext:value-type="date">
            <text:p>2015-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1-01" calcext:value-type="date">
            <text:p>2016-0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2-01" calcext:value-type="date">
            <text:p>2016-0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3-01" calcext:value-type="date">
            <text:p>2016-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4-01" calcext:value-type="date">
            <text:p>2016-0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5-01" calcext:value-type="date">
            <text:p>2016-0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6-01" calcext:value-type="date">
            <text:p>2016-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7-01" calcext:value-type="date">
            <text:p>2016-0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8-01" calcext:value-type="date">
            <text:p>2016-0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9-01" calcext:value-type="date">
            <text:p>2016-0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6-10-01" calcext:value-type="date">
            <text:p>2016-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6-11-01" calcext:value-type="date">
            <text:p>2016-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6-12-01" calcext:value-type="date">
            <text:p>2016-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1-01" calcext:value-type="date">
            <text:p>2017-0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2-01" calcext:value-type="date">
            <text:p>2017-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3-01" calcext:value-type="date">
            <text:p>2017-0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4-01" calcext:value-type="date">
            <text:p>2017-0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5-01" calcext:value-type="date">
            <text:p>2017-0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6-01" calcext:value-type="date">
            <text:p>2017-0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7-01" calcext:value-type="date">
            <text:p>2017-0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8-01" calcext:value-type="date">
            <text:p>2017-0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7-09-01" calcext:value-type="date">
            <text:p>2017-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7-10-01" calcext:value-type="date">
            <text:p>2017-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7-11-01" calcext:value-type="date">
            <text:p>2017-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7-12-01" calcext:value-type="date">
            <text:p>2017-1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1-01" calcext:value-type="date">
            <text:p>2018-0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2-01" calcext:value-type="date">
            <text:p>2018-0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3-01" calcext:value-type="date">
            <text:p>2018-0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4-01" calcext:value-type="date">
            <text:p>2018-0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5-01" calcext:value-type="date">
            <text:p>2018-0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6-01" calcext:value-type="date">
            <text:p>2018-0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7-01" calcext:value-type="date">
            <text:p>2018-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8-01" calcext:value-type="date">
            <text:p>2018-0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09-01" calcext:value-type="date">
            <text:p>2018-0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10-01" calcext:value-type="date">
            <text:p>2018-1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11-01" calcext:value-type="date">
            <text:p>2018-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12-01" calcext:value-type="date">
            <text:p>2018-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1-01" calcext:value-type="date">
            <text:p>2019-0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2-01" calcext:value-type="date">
            <text:p>2019-0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3-01" calcext:value-type="date">
            <text:p>2019-0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4-01" calcext:value-type="date">
            <text:p>2019-0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5-01" calcext:value-type="date">
            <text:p>2019-0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6-01" calcext:value-type="date">
            <text:p>2019-0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7-01" calcext:value-type="date">
            <text:p>2019-0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8-01" calcext:value-type="date">
            <text:p>2019-0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9-09-01" calcext:value-type="date">
            <text:p>2019-0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9-10-01" calcext:value-type="date">
            <text:p>2019-1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9-11-01" calcext:value-type="date">
            <text:p>2019-1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9-12-01" calcext:value-type="date">
            <text:p>2019-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1-01" calcext:value-type="date">
            <text:p>2020-0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0-02-01" calcext:value-type="date">
            <text:p>2020-0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02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il_devops_scrum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evOps</text:p>
          </table:table-cell>
          <table:table-cell table:style-name="ce1" office:value-type="string" calcext:value-type="string">
            <text:p>ITIL</text:p>
          </table:table-cell>
          <table:table-cell table:style-name="ce1" office:value-type="string" calcext:value-type="string">
            <text:p>Scrum</text:p>
          </table:table-cell>
          <table:table-cell>
            <draw:frame table:end-cell-address="itil_devops_scrum.J18" table:end-x="57.46pt" table:end-y="14.23pt" draw:z-index="0" draw:name="Chart 2" draw:style-name="gr1" draw:text-style-name="P1" svg:width="449.97pt" svg:height="278.22pt" svg:x="8.25pt" svg:y="3.74pt">
              <draw:object draw:notify-on-update-of-ranges="itil_devops_scrum.A2:itil_devops_scrum.A121 itil_devops_scrum.B1:itil_devops_scrum.B1 itil_devops_scrum.B2:itil_devops_scrum.B121 itil_devops_scrum.C1:itil_devops_scrum.C1 itil_devops_scrum.C2:itil_devops_scrum.C121 itil_devops_scrum.D1:itil_devops_scrum.D1 itil_devops_scrum.D2:itil_devops_scrum.D1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 office:value-type="date" office:date-value="2010-03-01" calcext:value-type="date">
            <text:p>2010-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 calcext:value-type="date">
            <text:p>2010-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1" calcext:value-type="date">
            <text:p>2010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 calcext:value-type="date">
            <text:p>2010-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 calcext:value-type="date">
            <text:p>2010-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 calcext:value-type="date">
            <text:p>2010-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 calcext:value-type="date">
            <text:p>2010-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0-10-01" calcext:value-type="date">
            <text:p>2010-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0-11-01" calcext:value-type="date">
            <text:p>2010-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0-12-01" calcext:value-type="date">
            <text:p>2010-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1" calcext:value-type="date">
            <text:p>2011-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 calcext:value-type="date">
            <text:p>2011-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 calcext:value-type="date">
            <text:p>2011-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 calcext:value-type="date">
            <text:p>2011-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1" calcext:value-type="date">
            <text:p>2011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1" calcext:value-type="date">
            <text:p>2011-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 calcext:value-type="date">
            <text:p>2011-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 calcext:value-type="date">
            <text:p>2011-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9-01" calcext:value-type="date">
            <text:p>2011-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10-01" calcext:value-type="date">
            <text:p>2011-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11-01" calcext:value-type="date">
            <text:p>2011-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1-12-01" calcext:value-type="date">
            <text:p>2011-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1-01" calcext:value-type="date">
            <text:p>2012-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2-01" calcext:value-type="date">
            <text:p>2012-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3-01" calcext:value-type="date">
            <text:p>2012-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4-01" calcext:value-type="date">
            <text:p>2012-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5-01" calcext:value-type="date">
            <text:p>2012-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6-01" calcext:value-type="date">
            <text:p>2012-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7-01" calcext:value-type="date">
            <text:p>2012-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8-01" calcext:value-type="date">
            <text:p>2012-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2-09-01" calcext:value-type="date">
            <text:p>2012-0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2-10-01" calcext:value-type="date">
            <text:p>2012-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2-11-01" calcext:value-type="date">
            <text:p>2012-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2-12-01" calcext:value-type="date">
            <text:p>2012-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1-01" calcext:value-type="date">
            <text:p>2013-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2-01" calcext:value-type="date">
            <text:p>2013-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3-01" calcext:value-type="date">
            <text:p>2013-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4-01" calcext:value-type="date">
            <text:p>2013-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5-01" calcext:value-type="date">
            <text:p>2013-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6-01" calcext:value-type="date">
            <text:p>2013-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7-01" calcext:value-type="date">
            <text:p>2013-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8-01" calcext:value-type="date">
            <text:p>2013-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3-09-01" calcext:value-type="date">
            <text:p>2013-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3-10-01" calcext:value-type="date">
            <text:p>2013-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3-11-01" calcext:value-type="date">
            <text:p>2013-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3-12-01" calcext:value-type="date">
            <text:p>2013-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1-01" calcext:value-type="date">
            <text:p>2014-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2-01" calcext:value-type="date">
            <text:p>2014-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3-01" calcext:value-type="date">
            <text:p>2014-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4-01" calcext:value-type="date">
            <text:p>2014-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5-01" calcext:value-type="date">
            <text:p>2014-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6-01" calcext:value-type="date">
            <text:p>2014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7-01" calcext:value-type="date">
            <text:p>2014-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8-01" calcext:value-type="date">
            <text:p>2014-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4-09-01" calcext:value-type="date">
            <text:p>2014-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4-10-01" calcext:value-type="date">
            <text:p>2014-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4-11-01" calcext:value-type="date">
            <text:p>2014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4-12-01" calcext:value-type="date">
            <text:p>2014-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1-01" calcext:value-type="date">
            <text:p>2015-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2-01" calcext:value-type="date">
            <text:p>2015-0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3-01" calcext:value-type="date">
            <text:p>2015-0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4-01" calcext:value-type="date">
            <text:p>2015-0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5-01" calcext:value-type="date">
            <text:p>2015-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6-01" calcext:value-type="date">
            <text:p>2015-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7-01" calcext:value-type="date">
            <text:p>2015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8-01" calcext:value-type="date">
            <text:p>2015-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5-09-01" calcext:value-type="date">
            <text:p>2015-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5-10-01" calcext:value-type="date">
            <text:p>2015-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5-11-01" calcext:value-type="date">
            <text:p>2015-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5-12-01" calcext:value-type="date">
            <text:p>2015-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1-01" calcext:value-type="date">
            <text:p>2016-0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2-01" calcext:value-type="date">
            <text:p>2016-0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3-01" calcext:value-type="date">
            <text:p>2016-0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4-01" calcext:value-type="date">
            <text:p>2016-0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5-01" calcext:value-type="date">
            <text:p>2016-0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6-01" calcext:value-type="date">
            <text:p>2016-0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7-01" calcext:value-type="date">
            <text:p>2016-0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8-01" calcext:value-type="date">
            <text:p>2016-0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09-01" calcext:value-type="date">
            <text:p>2016-0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6-10-01" calcext:value-type="date">
            <text:p>2016-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6-11-01" calcext:value-type="date">
            <text:p>2016-1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6-12-01" calcext:value-type="date">
            <text:p>2016-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1-01" calcext:value-type="date">
            <text:p>2017-0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1" calcext:value-type="date">
            <text:p>2017-0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3-01" calcext:value-type="date">
            <text:p>2017-0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4-01" calcext:value-type="date">
            <text:p>2017-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5-01" calcext:value-type="date">
            <text:p>2017-0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6-01" calcext:value-type="date">
            <text:p>2017-0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7-01" calcext:value-type="date">
            <text:p>2017-0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8-01" calcext:value-type="date">
            <text:p>2017-0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9-01" calcext:value-type="date">
            <text:p>2017-0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01" calcext:value-type="date">
            <text:p>2017-1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1-01" calcext:value-type="date">
            <text:p>2017-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2-01" calcext:value-type="date">
            <text:p>2017-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1-01" calcext:value-type="date">
            <text:p>2018-0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2-01" calcext:value-type="date">
            <text:p>2018-0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1" calcext:value-type="date">
            <text:p>2018-0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4-01" calcext:value-type="date">
            <text:p>2018-0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5-01" calcext:value-type="date">
            <text:p>2018-0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6-01" calcext:value-type="date">
            <text:p>2018-0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7-01" calcext:value-type="date">
            <text:p>2018-0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8-01" calcext:value-type="date">
            <text:p>2018-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9-01" calcext:value-type="date">
            <text:p>2018-0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10-01" calcext:value-type="date">
            <text:p>2018-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11-01" calcext:value-type="date">
            <text:p>2018-1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12-01" calcext:value-type="date">
            <text:p>2018-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1-01" calcext:value-type="date">
            <text:p>2019-0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2-01" calcext:value-type="date">
            <text:p>2019-0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3-01" calcext:value-type="date">
            <text:p>2019-0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4-01" calcext:value-type="date">
            <text:p>2019-0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5-01" calcext:value-type="date">
            <text:p>2019-0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6-01" calcext:value-type="date">
            <text:p>2019-0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7-01" calcext:value-type="date">
            <text:p>2019-0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8-01" calcext:value-type="date">
            <text:p>2019-0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9-09-01" calcext:value-type="date">
            <text:p>2019-0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10-01" calcext:value-type="date">
            <text:p>2019-1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11-01" calcext:value-type="date">
            <text:p>2019-1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9-12-01" calcext:value-type="date">
            <text:p>2019-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1-01" calcext:value-type="date">
            <text:p>2020-0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0-02-01" calcext:value-type="date">
            <text:p>2020-0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20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</number:date-style>
    <number:date-style style:name="N126">
      <number:year number:style="long"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ld_5f_itil_5f_devops" style:display-name="PageStyle_old_itil_dev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il_5f_devops_5f_scrum" style:display-name="PageStyle_itil_devops_scru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47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year number:style="long"/>
      <number:text>-</number:text>
      <number:month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711cm" svg:height="9.102cm" xlink:href=".." xlink:type="simple" chart:class="chart:line" chart:style-name="ch1">
        <chart:legend chart:legend-position="end" svg:x="12.818cm" svg:y="4.003cm" style:legend-expansion="high" chart:style-name="ch2"/>
        <chart:plot-area chart:style-name="ch3" table:cell-range-address="old_itil_devops.A1:old_itil_devops.C121" chart:data-source-has-labels="both" svg:x="0.294cm" svg:y="0.182cm" svg:width="12.23cm" svg:height="7.708cm">
          <chartooo:coordinate-region svg:x="1.183cm" svg:y="0.182cm" svg:width="11.341cm" svg:height="6.381cm"/>
          <chart:axis chart:dimension="x" chart:name="primary-x" chart:style-name="ch4" chartooo:axis-type="text">
            <chart:title svg:x="5.868cm" svg:y="8.073cm" chart:style-name="ch5">
              <text:p>Month</text:p>
            </chart:title>
            <chart:categories table:cell-range-address="old_itil_devops.A2:old_itil_devops.A1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ld_itil_devops.B2:old_itil_devops.B121" chart:label-cell-address="old_itil_devops.B1:old_itil_devops.B1" chart:class="chart:line">
            <chart:data-point chart:repeated="120"/>
          </chart:series>
          <chart:series chart:style-name="ch8" chart:values-cell-range-address="old_itil_devops.C2:old_itil_devops.C121" chart:label-cell-address="old_itil_devops.C1:old_itil_devops.C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Ops</text:p>
                <draw:g>
                  <svg:desc>old_itil_devops.B1:old_itil_devops.B1</svg:desc>
                </draw:g>
              </table:table-cell>
              <table:table-cell office:value-type="string">
                <text:p>ITIL</text:p>
                <draw:g>
                  <svg:desc>old_itil_devops.C1:old_itil_devops.C1</svg:desc>
                </draw:g>
              </table:table-cell>
            </table:table-row>
          </table:table-header-rows>
          <table:table-rows>
            <table:table-row>
              <table:table-cell office:value-type="float" office:value="40238">
                <text:p>40238</text:p>
                <draw:g>
                  <svg:desc>old_itil_devops.A2:old_itil_devops.A121</svg:desc>
                </draw:g>
              </table:table-cell>
              <table:table-cell office:value-type="float" office:value="NaN">
                <text:p>NaN</text:p>
                <draw:g>
                  <svg:desc>old_itil_devops.B2:old_itil_devops.B121</svg:desc>
                </draw:g>
              </table:table-cell>
              <table:table-cell office:value-type="float" office:value="100">
                <text:p>100</text:p>
                <draw:g>
                  <svg:desc>old_itil_devops.C2:old_itil_devops.C121</svg:desc>
                </draw:g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">
                <text:p>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">
                <text:p>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">
                <text:p>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3">
                <text:p>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3">
                <text:p>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3">
                <text:p>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">
                <text:p>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6">
                <text:p>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8">
                <text:p>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8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1">
                <text:p>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1">
                <text:p>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4">
                <text:p>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4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7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7">
                <text:p>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2">
                <text:p>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3">
                <text:p>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5">
                <text:p>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33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63">
                <text:p>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68">
                <text:p>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78">
                <text:p>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78">
                <text:p>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84">
                <text:p>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83">
                <text:p>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83">
                <text:p>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94">
                <text:p>94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year number:style="long"/>
      <number:text>-</number:text>
      <number:month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982cm" svg:y="4.111cm" style:legend-expansion="high" chart:style-name="ch2"/>
        <chart:plot-area chart:style-name="ch3" table:cell-range-address="itil_devops_scrum.A1:itil_devops_scrum.D121" chart:data-source-has-labels="both" svg:x="1.377cm" svg:y="0.196cm" svg:width="12.288cm" svg:height="8.394cm">
          <chartooo:coordinate-region svg:x="2.267cm" svg:y="0.196cm" svg:width="11.398cm" svg:height="7.067cm"/>
          <chart:axis chart:dimension="x" chart:name="primary-x" chart:style-name="ch4" chartooo:axis-type="text">
            <chart:title svg:x="6.98cm" svg:y="8.787cm" chart:style-name="ch5">
              <text:p>Month</text:p>
            </chart:title>
            <chart:categories table:cell-range-address="itil_devops_scrum.A2:itil_devops_scrum.A121"/>
          </chart:axis>
          <chart:axis chart:dimension="y" chart:name="primary-y" chart:style-name="ch6">
            <chart:title svg:x="0.451cm" svg:y="6.098cm" chart:style-name="ch7">
              <text:p>Relative popularity [%]</text:p>
            </chart:title>
            <chart:grid chart:style-name="ch8" chart:class="major"/>
          </chart:axis>
          <chart:series chart:style-name="ch9" chart:values-cell-range-address="itil_devops_scrum.B2:itil_devops_scrum.B121" chart:label-cell-address="itil_devops_scrum.B1:itil_devops_scrum.B1" chart:class="chart:line">
            <chart:data-point chart:repeated="120"/>
          </chart:series>
          <chart:series chart:style-name="ch9" chart:values-cell-range-address="itil_devops_scrum.C2:itil_devops_scrum.C121" chart:label-cell-address="itil_devops_scrum.C1:itil_devops_scrum.C1" chart:class="chart:line">
            <chart:data-point chart:repeated="120"/>
          </chart:series>
          <chart:series chart:style-name="ch9" chart:values-cell-range-address="itil_devops_scrum.D2:itil_devops_scrum.D121" chart:label-cell-address="itil_devops_scrum.D1:itil_devops_scrum.D1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Ops</text:p>
                <draw:g>
                  <svg:desc>itil_devops_scrum.B1:itil_devops_scrum.B1</svg:desc>
                </draw:g>
              </table:table-cell>
              <table:table-cell office:value-type="string">
                <text:p>ITIL</text:p>
                <draw:g>
                  <svg:desc>itil_devops_scrum.C1:itil_devops_scrum.C1</svg:desc>
                </draw:g>
              </table:table-cell>
              <table:table-cell office:value-type="string">
                <text:p>Scrum</text:p>
                <draw:g>
                  <svg:desc>itil_devops_scrum.D1:itil_devops_scrum.D1</svg:desc>
                </draw:g>
              </table:table-cell>
            </table:table-row>
          </table:table-header-rows>
          <table:table-rows>
            <table:table-row>
              <table:table-cell office:value-type="float" office:value="40238">
                <text:p>40238</text:p>
                <draw:g>
                  <svg:desc>itil_devops_scrum.A2:itil_devops_scrum.A121</svg:desc>
                </draw:g>
              </table:table-cell>
              <table:table-cell office:value-type="float" office:value="0">
                <text:p>0</text:p>
                <draw:g>
                  <svg:desc>itil_devops_scrum.B2:itil_devops_scrum.B121</svg:desc>
                </draw:g>
              </table:table-cell>
              <table:table-cell office:value-type="float" office:value="93">
                <text:p>93</text:p>
                <draw:g>
                  <svg:desc>itil_devops_scrum.C2:itil_devops_scrum.C121</svg:desc>
                </draw:g>
              </table:table-cell>
              <table:table-cell office:value-type="float" office:value="47">
                <text:p>47</text:p>
                <draw:g>
                  <svg:desc>itil_devops_scrum.D2:itil_devops_scrum.D121</svg:desc>
                </draw:g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2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3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6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7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8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3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5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6">
                <text:p>16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2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4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63">
                <text:p>63</text:p>
              </table:table-cell>
              <table:table-cell office:value-type="float" office:value="39">
                <text:p>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63">
                <text:p>63</text:p>
              </table:table-cell>
              <table:table-cell office:value-type="float" office:value="39">
                <text:p>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74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79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79">
                <text:p>79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66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